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088cm"/>
    </style:style>
    <style:style style:name="co5" style:family="table-column">
      <style:table-column-properties fo:break-before="auto" style:column-width="1.224cm"/>
    </style:style>
    <style:style style:name="co6" style:family="table-column">
      <style:table-column-properties fo:break-before="auto" style:column-width="1.803cm"/>
    </style:style>
    <style:style style:name="co7" style:family="table-column">
      <style:table-column-properties fo:break-before="auto" style:column-width="1.33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ccff66"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ccff66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0">
      <style:table-cell-properties fo:background-color="#ccff66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/>
      <table:table table:name="trend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8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5" table:default-cell-style-name="ce3"/>
        <table:table-row table:style-name="ro1">
          <table:table-cell table:style-name="Default" table:number-columns-repeated="3"/>
          <table:table-cell table:style-name="ce10" office:value-type="string" calcext:value-type="string" table:number-columns-spanned="2" table:number-rows-spanned="1">
            <text:p>2016</text:p>
          </table:table-cell>
          <table:covered-table-cell table:style-name="ce11"/>
          <table:table-cell table:style-name="ce7" office:value-type="string" calcext:value-type="string" table:number-columns-spanned="3" table:number-rows-spanned="1">
            <text:p>2017</text:p>
          </table:table-cell>
          <table:covered-table-cell table:number-columns-repeated="2" table:style-name="ce14"/>
          <table:table-cell table:style-name="ce10" office:value-type="string" calcext:value-type="string" table:number-columns-spanned="3" table:number-rows-spanned="1">
            <text:p>2018</text:p>
          </table:table-cell>
          <table:covered-table-cell table:number-columns-repeated="2" table:style-name="ce11"/>
          <table:table-cell table:style-name="ce14" office:value-type="string" calcext:value-type="string">
            <text:p>2019</text:p>
          </table:table-cell>
          <table:table-cell table:style-name="ce11" office:value-type="string" calcext:value-type="string">
            <text:p>2020</text:p>
          </table:table-cell>
          <table:table-cell table:style-name="ce14" office:value-type="string" calcext:value-type="string">
            <text:p>2021</text:p>
          </table:table-cell>
          <table:table-cell table:style-name="ce10" office:value-type="string" calcext:value-type="string" table:number-columns-spanned="2" table:number-rows-spanned="1">
            <text:p>2022</text:p>
          </table:table-cell>
          <table:covered-table-cell table:style-name="ce11"/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 table:style-name="ce11" office:value-type="string" calcext:value-type="string">
            <text:p>6/24</text:p>
          </table:table-cell>
          <table:table-cell table:style-name="ce11" office:value-type="string" calcext:value-type="string">
            <text:p>11/30</text:p>
          </table:table-cell>
          <table:table-cell table:style-name="ce14" office:value-type="string" calcext:value-type="string">
            <text:p>5/30</text:p>
          </table:table-cell>
          <table:table-cell table:style-name="ce14" office:value-type="string" calcext:value-type="string">
            <text:p>11/6</text:p>
          </table:table-cell>
          <table:table-cell table:style-name="ce14" office:value-type="string" calcext:value-type="string">
            <text:p>11/14</text:p>
          </table:table-cell>
          <table:table-cell table:style-name="ce11" office:value-type="string" calcext:value-type="string">
            <text:p>5/17</text:p>
          </table:table-cell>
          <table:table-cell table:style-name="ce11" office:value-type="string" calcext:value-type="string">
            <text:p>11/30</text:p>
          </table:table-cell>
          <table:table-cell table:style-name="ce11" office:value-type="string" calcext:value-type="string">
            <text:p>12/3</text:p>
          </table:table-cell>
          <table:table-cell table:style-name="ce14" office:value-type="string" calcext:value-type="string">
            <text:p>11/29</text:p>
          </table:table-cell>
          <table:table-cell table:style-name="ce11" office:value-type="string" calcext:value-type="string">
            <text:p>11/4</text:p>
          </table:table-cell>
          <table:table-cell table:style-name="ce14" office:value-type="string" calcext:value-type="string">
            <text:p>12/3</text:p>
          </table:table-cell>
          <table:table-cell table:style-name="ce11" office:value-type="string" calcext:value-type="string">
            <text:p>12/9</text:p>
          </table:table-cell>
          <table:table-cell table:style-name="ce11" office:value-type="string" calcext:value-type="string">
            <text:p>?/?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n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2"/>
          <table:table-cell table:style-name="ce1" office:value-type="string" calcext:value-type="string">
            <text:p>計</text:p>
          </table:table-cell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4:.Q4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5:.Q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6:.Q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7:.Q7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8:.Q8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9:.Q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0:.Q10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16"/>
          <table:table-cell table:style-name="ce6" table:number-columns-repeated="2"/>
          <table:table-cell table:style-name="ce2"/>
          <table:table-cell table:style-name="ce1" table:formula="of:=SUM([.D11:.Q11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2:.Q1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2"/>
          <table:table-cell table:style-name="ce1" table:formula="of:=SUM([.D13:.Q13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2"/>
          <table:table-cell table:style-name="ce1" table:formula="of:=SUM([.D14:.Q14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2"/>
          <table:table-cell table:style-name="ce1" table:formula="of:=SUM([.D15:.Q1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2"/>
          <table:table-cell table:style-name="ce1" table:formula="of:=SUM([.D16:.Q1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17:.Q1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19:.Q19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20:.Q2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21:.Q2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22:.Q2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23:.Q2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24:.Q2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25:.Q2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26:.Q2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27:.Q2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28:.Q2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2"/>
          <table:table-cell table:style-name="ce1" table:formula="of:=SUM([.D29:.Q2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2"/>
          <table:table-cell table:style-name="ce1" table:formula="of:=SUM([.D30:.Q3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2"/>
          <table:table-cell table:style-name="ce1" table:formula="of:=SUM([.D31:.Q3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32:.Q3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34:.Q3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35:.Q35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36:.Q3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37:.Q3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38:.Q3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39:.Q3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40:.Q4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41:.Q4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42:.Q4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43:.Q4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44:.Q4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2"/>
          <table:table-cell table:style-name="ce1" table:formula="of:=SUM([.D45:.Q4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2"/>
          <table:table-cell table:style-name="ce1" table:formula="of:=SUM([.D46:.Q4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47:.Q4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48:.Q4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50:.Q50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2"/>
          <table:table-cell table:style-name="ce1" table:formula="of:=SUM([.D51:.Q51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52:.Q52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2"/>
          <table:table-cell table:style-name="ce1" table:formula="of:=SUM([.D53:.Q53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54:.Q54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55:.Q55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56:.Q56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57:.Q5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58:.Q5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59:.Q59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60:.Q6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61:.Q6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62:.Q6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63:.Q6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64:.Q6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5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66:.Q66])" office:value-type="float" office:value="2" calcext:value-type="float">
            <text:p>2</text:p>
          </table:table-cell>
        </table:table-row>
        <table:table-row table:style-name="ro1">
          <table:table-cell table:number-columns-repeated="3" table:style-name="ce1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67:.Q67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68:.Q68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69:.Q6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70:.Q70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71:.Q71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72:.Q7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73:.Q73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74:.Q74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16"/>
          <table:table-cell table:style-name="ce6" table:number-columns-repeated="2"/>
          <table:table-cell table:style-name="ce2"/>
          <table:table-cell table:style-name="ce1" table:formula="of:=SUM([.D75:.Q7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16"/>
          <table:table-cell table:style-name="ce6" table:number-columns-repeated="2"/>
          <table:table-cell table:style-name="ce2"/>
          <table:table-cell table:style-name="ce1" table:formula="of:=SUM([.D76:.Q7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6" table:number-columns-repeated="2"/>
          <table:table-cell table:style-name="ce2"/>
          <table:table-cell table:style-name="ce1" table:formula="of:=SUM([.D77:.Q77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78:.Q78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79:.Q7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80:.Q8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82:.Q8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83:.Q8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84:.Q8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85:.Q8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86:.Q8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87:.Q8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88:.Q8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89:.Q8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90:.Q9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91:.Q9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2"/>
          <table:table-cell table:style-name="ce1" table:formula="of:=SUM([.D92:.Q9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2"/>
          <table:table-cell table:style-name="ce1" table:formula="of:=SUM([.D93:.Q9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94:.Q9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95:.Q9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96:.Q9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98:.Q9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99:.Q9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00:.Q10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01:.Q10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02:.Q10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03:.Q10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04:.Q10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05:.Q10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06:.Q10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07:.Q10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2"/>
          <table:table-cell table:style-name="ce1" table:formula="of:=SUM([.D108:.Q10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6" table:number-columns-repeated="2"/>
          <table:table-cell table:style-name="ce2"/>
          <table:table-cell table:style-name="ce1" table:formula="of:=SUM([.D109:.Q10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110:.Q11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111:.Q11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112:.Q11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14:.Q11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15:.Q11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16:.Q11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17:.Q11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18:.Q11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19:.Q11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20:.Q12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21:.Q12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22:.Q12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23:.Q12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2"/>
          <table:table-cell table:style-name="ce1" table:formula="of:=SUM([.D124:.Q12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2"/>
          <table:table-cell table:style-name="ce1" table:formula="of:=SUM([.D125:.Q12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2"/>
          <table:table-cell table:style-name="ce1" table:formula="of:=SUM([.D126:.Q12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127:.Q12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128:.Q12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5"/>
        </table:table-row>
        <table:table-row table:style-name="ro1">
          <table:table-cell table:number-columns-repeated="2"/>
          <table:table-cell table:style-name="ce1" office:value-type="string" calcext:value-type="string">
            <text:p>計</text:p>
          </table:table-cell>
          <table:table-cell table:style-name="ce6" table:formula="of:=SUM([.D4:.D129])" office:value-type="float" office:value="10" calcext:value-type="float">
            <text:p>10</text:p>
          </table:table-cell>
          <table:table-cell table:style-name="ce6" table:formula="of:=SUM([.E4:.E129])" office:value-type="float" office:value="10" calcext:value-type="float">
            <text:p>10</text:p>
          </table:table-cell>
          <table:table-cell table:style-name="ce9" table:formula="of:=SUM([.F4:.F129])" office:value-type="float" office:value="10" calcext:value-type="float">
            <text:p>10</text:p>
          </table:table-cell>
          <table:table-cell table:style-name="ce9" table:formula="of:=SUM([.G4:.G129])" office:value-type="float" office:value="10" calcext:value-type="float">
            <text:p>10</text:p>
          </table:table-cell>
          <table:table-cell table:style-name="ce9" table:formula="of:=SUM([.H4:.H129])" office:value-type="float" office:value="10" calcext:value-type="float">
            <text:p>10</text:p>
          </table:table-cell>
          <table:table-cell table:style-name="ce6" table:formula="of:=SUM([.I4:.I129])" office:value-type="float" office:value="10" calcext:value-type="float">
            <text:p>10</text:p>
          </table:table-cell>
          <table:table-cell table:style-name="ce6" table:formula="of:=SUM([.J4:.J129])" office:value-type="float" office:value="10" calcext:value-type="float">
            <text:p>10</text:p>
          </table:table-cell>
          <table:table-cell table:style-name="ce6" table:formula="of:=SUM([.K4:.K129])" office:value-type="float" office:value="10" calcext:value-type="float">
            <text:p>10</text:p>
          </table:table-cell>
          <table:table-cell table:style-name="ce9" table:formula="of:=SUM([.L4:.L129])" office:value-type="float" office:value="10" calcext:value-type="float">
            <text:p>10</text:p>
          </table:table-cell>
          <table:table-cell table:style-name="ce6" table:formula="of:=SUM([.M4:.M129])" office:value-type="float" office:value="10" calcext:value-type="float">
            <text:p>10</text:p>
          </table:table-cell>
          <table:table-cell table:style-name="ce9" table:formula="of:=SUM([.N4:.N129])" office:value-type="float" office:value="10" calcext:value-type="float">
            <text:p>10</text:p>
          </table:table-cell>
          <table:table-cell table:style-name="ce6" table:formula="of:=SUM([.O4:.O129])" office:value-type="float" office:value="10" calcext:value-type="float">
            <text:p>10</text:p>
          </table:table-cell>
          <table:table-cell table:style-name="ce6" table:formula="of:=SUM([.P4:.P129])" office:value-type="float" office:value="10" calcext:value-type="float">
            <text:p>10</text:p>
          </table:table-cell>
          <table:table-cell table:style-name="ce2"/>
          <table:table-cell table:style-name="ce1" table:formula="of:=SUM([.D130:.Q130])" office:value-type="float" office:value="130" calcext:value-type="float">
            <text:p>130</text:p>
          </table:table-cell>
        </table:table-row>
        <table:table-row table:style-name="ro1" table:number-rows-repeated="104844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ejaVu Sans" style:font-size-asian="10pt" style:language-asian="ja" style:country-asian="JP" style:font-name-complex="TakaoPGothic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2T12:22:03.018746342</dc:date>
    <meta:editing-duration>PT5H41M9S</meta:editing-duration>
    <meta:editing-cycles>29</meta:editing-cycles>
    <meta:generator>LibreOffice/7.3.7.2$Linux_X86_64 LibreOffice_project/30$Build-2</meta:generator>
    <meta:document-statistic meta:table-count="1" meta:cell-count="678" meta:object-count="0"/>
  </office:meta>
</office:document-meta>
</file>